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paragraph-properties fo:text-align="justify" style:justify-single-word="false"/>
      <style:text-properties style:font-name="Liberation Serif" fo:language="fr" fo:country="FR" officeooo:rsid="001ccb11" officeooo:paragraph-rsid="001ccb11"/>
    </style:style>
    <style:style style:name="P3" style:family="paragraph" style:parent-style-name="First_20_paragraph">
      <style:paragraph-properties fo:text-align="justify" style:justify-single-word="false"/>
      <style:text-properties style:font-name="Liberation Serif" fo:language="fr" fo:country="FR" officeooo:paragraph-rsid="001ccb11"/>
    </style:style>
    <style:style style:name="P4" style:family="paragraph" style:parent-style-name="First_20_paragraph">
      <style:paragraph-properties fo:text-align="center" style:justify-single-word="false"/>
      <style:text-properties style:font-name="Liberation Serif" fo:language="fr" fo:country="FR"/>
    </style:style>
    <style:style style:name="P5" style:family="paragraph" style:parent-style-name="Text_20_body">
      <style:text-properties style:font-name="Liberation Serif" fo:language="fr" fo:country="FR"/>
    </style:style>
    <style:style style:name="P6" style:family="paragraph" style:parent-style-name="Text_20_body">
      <style:paragraph-properties fo:text-align="center" style:justify-single-word="false"/>
      <style:text-properties style:font-name="Liberation Serif" fo:language="fr" fo:country="FR"/>
    </style:style>
    <style:style style:name="P7" style:family="paragraph" style:parent-style-name="Text_20_body">
      <style:paragraph-properties fo:text-align="justify" style:justify-single-word="false"/>
      <style:text-properties style:font-name="Liberation Serif" fo:language="fr" fo:country="FR" officeooo:rsid="002319a0" officeooo:paragraph-rsid="002319a0"/>
    </style:style>
    <style:style style:name="P8" style:family="paragraph" style:parent-style-name="Text_20_body">
      <style:text-properties style:font-name="Liberation Serif" fo:language="fr" fo:country="FR" fo:font-style="normal" officeooo:rsid="0029ac91" officeooo:paragraph-rsid="0026c34f" style:font-style-asian="normal" style:font-style-complex="normal"/>
    </style:style>
    <style:style style:name="P9" style:family="paragraph" style:parent-style-name="Text_20_body">
      <style:paragraph-properties fo:text-align="justify" style:justify-single-word="false"/>
      <style:text-properties style:font-name="Liberation Serif" fo:language="fr" fo:country="FR" officeooo:paragraph-rsid="0018b3ac"/>
    </style:style>
    <style:style style:name="P10" style:family="paragraph" style:parent-style-name="Text_20_body">
      <style:paragraph-properties fo:text-align="justify" style:justify-single-word="false"/>
      <style:text-properties style:font-name="Liberation Serif" fo:language="fr" fo:country="FR" officeooo:paragraph-rsid="001ccb11"/>
    </style:style>
    <style:style style:name="P11" style:family="paragraph" style:parent-style-name="Text_20_body">
      <style:paragraph-properties fo:text-align="justify" style:justify-single-word="false"/>
      <style:text-properties style:font-name="Liberation Serif" fo:language="fr" fo:country="FR" officeooo:paragraph-rsid="001e25ff"/>
    </style:style>
    <style:style style:name="P12" style:family="paragraph" style:parent-style-name="Text_20_body">
      <style:text-properties style:font-name="Liberation Serif" fo:language="fr" fo:country="FR" officeooo:rsid="003b4136" officeooo:paragraph-rsid="003b4136"/>
    </style:style>
    <style:style style:name="P13" style:family="paragraph" style:parent-style-name="Text_20_body">
      <style:text-properties fo:language="fr" fo:country="FR" officeooo:paragraph-rsid="0026c34f"/>
    </style:style>
    <style:style style:name="P14" style:family="paragraph" style:parent-style-name="Text_20_body">
      <style:paragraph-properties fo:text-align="justify" style:justify-single-word="false"/>
      <style:text-properties officeooo:paragraph-rsid="00319679"/>
    </style:style>
    <style:style style:name="P15" style:family="paragraph" style:parent-style-name="Text_20_body">
      <style:paragraph-properties fo:text-align="center" style:justify-single-word="false"/>
      <style:text-properties fo:color="#666666" style:font-name="Liberation Serif" fo:language="fr" fo:country="FR" fo:font-style="italic" officeooo:rsid="002df738" officeooo:paragraph-rsid="002df738" style:font-style-asian="italic" style:font-style-complex="italic"/>
    </style:style>
    <style:style style:name="P16" style:family="paragraph" style:parent-style-name="Text_20_body">
      <style:paragraph-properties fo:text-align="center" style:justify-single-word="false"/>
      <style:text-properties fo:color="#666666" style:font-name="Liberation Serif" fo:language="fr" fo:country="FR" fo:font-style="italic" officeooo:rsid="002df738" officeooo:paragraph-rsid="002fa72a" style:font-style-asian="italic" style:font-style-complex="italic"/>
    </style:style>
    <style:style style:name="P17" style:family="paragraph" style:parent-style-name="Text_20_body">
      <style:paragraph-properties fo:text-align="justify" style:justify-single-word="false"/>
      <style:text-properties fo:font-variant="normal" fo:text-transform="none" style:font-name="Liberation Serif" fo:language="fr" fo:country="FR" officeooo:rsid="001a6f3a" officeooo:paragraph-rsid="0018b3ac"/>
    </style:style>
    <style:style style:name="P18" style:family="paragraph" style:parent-style-name="Text_20_body">
      <style:paragraph-properties fo:text-align="justify" style:justify-single-word="false"/>
      <style:text-properties fo:font-variant="normal" fo:text-transform="none" style:font-name="Liberation Serif" fo:language="fr" fo:country="FR" officeooo:rsid="001ccb11" officeooo:paragraph-rsid="001ccb11"/>
    </style:style>
    <style:style style:name="P19" style:family="paragraph" style:parent-style-name="Text_20_body">
      <style:text-properties fo:color="#000000" officeooo:paragraph-rsid="002df738"/>
    </style:style>
    <style:style style:name="P20" style:family="paragraph" style:parent-style-name="Text_20_body">
      <style:text-properties fo:color="#000000" officeooo:rsid="003b4136" officeooo:paragraph-rsid="003b4136"/>
    </style:style>
    <style:style style:name="P21" style:family="paragraph" style:parent-style-name="Text_20_body">
      <style:text-properties officeooo:paragraph-rsid="002df738"/>
    </style:style>
    <style:style style:name="P22" style:family="paragraph" style:parent-style-name="Text_20_body">
      <style:text-properties officeooo:rsid="003f5c2a" officeooo:paragraph-rsid="003f5c2a"/>
    </style:style>
    <style:style style:name="P23" style:family="paragraph" style:parent-style-name="Text_20_body">
      <style:text-properties officeooo:rsid="004145dd" officeooo:paragraph-rsid="004145dd"/>
    </style:style>
    <style:style style:name="P24" style:family="paragraph" style:parent-style-name="Heading_20_1">
      <style:paragraph-properties fo:text-align="center" style:justify-single-word="false"/>
      <style:text-properties style:font-name="Liberation Serif" fo:language="fr" fo:country="FR"/>
    </style:style>
    <style:style style:name="P25" style:family="paragraph" style:parent-style-name="Heading_20_2">
      <style:text-properties style:font-name="Liberation Serif" fo:language="fr" fo:country="FR"/>
    </style:style>
    <style:style style:name="P26" style:family="paragraph" style:parent-style-name="Heading_20_2">
      <style:text-properties style:font-name="Liberation Serif" fo:language="fr" fo:country="FR" officeooo:rsid="001ccb11" officeooo:paragraph-rsid="001ccb11"/>
    </style:style>
    <style:style style:name="P27" style:family="paragraph" style:parent-style-name="Heading_20_2">
      <style:text-properties style:font-name="Liberation Serif" fo:language="fr" fo:country="FR" officeooo:rsid="0025f409" officeooo:paragraph-rsid="0025f409"/>
    </style:style>
    <style:style style:name="P28" style:family="paragraph" style:parent-style-name="Heading_20_2">
      <style:text-properties style:font-name="Liberation Serif" fo:language="fr" fo:country="FR" officeooo:rsid="0029ac91" officeooo:paragraph-rsid="0029ac91"/>
    </style:style>
    <style:style style:name="P29" style:family="paragraph" style:parent-style-name="Heading_20_2">
      <style:text-properties style:font-name="Liberation Serif" fo:language="fr" fo:country="FR" officeooo:rsid="0029ac91" officeooo:paragraph-rsid="002ac6ea"/>
    </style:style>
    <style:style style:name="P30" style:family="paragraph" style:parent-style-name="Heading_20_2">
      <style:text-properties style:font-name="Liberation Serif" fo:language="fr" fo:country="FR" fo:font-style="italic" officeooo:rsid="0029ac91" officeooo:paragraph-rsid="002ac6ea" style:font-style-asian="italic" style:font-style-complex="italic"/>
    </style:style>
    <style:style style:name="P31" style:family="paragraph" style:parent-style-name="Heading_20_2" style:list-style-name="L5">
      <style:text-properties style:font-name="Liberation Serif" fo:font-size="12pt" fo:language="fr" fo:country="FR" fo:font-style="normal" fo:font-weight="normal" officeooo:rsid="001722a5" officeooo:paragraph-rsid="0025f409" style:font-size-asian="12pt" style:font-style-asian="normal" style:font-weight-asian="normal" style:font-size-complex="12pt" style:font-style-complex="normal" style:font-weight-complex="normal"/>
    </style:style>
    <style:style style:name="P32" style:family="paragraph" style:parent-style-name="Text_20_body" style:list-style-name="L1">
      <style:paragraph-properties fo:text-align="justify" style:justify-single-word="false"/>
      <style:text-properties style:font-name="Liberation Serif" fo:language="fr" fo:country="FR" officeooo:rsid="002319a0" officeooo:paragraph-rsid="002319a0"/>
    </style:style>
    <style:style style:name="P33" style:family="paragraph" style:parent-style-name="Text_20_body" style:list-style-name="L2">
      <style:paragraph-properties fo:text-align="justify" style:justify-single-word="false"/>
      <style:text-properties style:font-name="Liberation Serif" fo:language="fr" fo:country="FR" officeooo:rsid="00329ee8" officeooo:paragraph-rsid="00329ee8"/>
    </style:style>
    <style:style style:name="P34" style:family="paragraph" style:parent-style-name="Text_20_body" style:list-style-name="L2">
      <style:paragraph-properties fo:text-align="justify" style:justify-single-word="false"/>
      <style:text-properties style:font-name="Liberation Serif" fo:language="fr" fo:country="FR" officeooo:rsid="00360ff1" officeooo:paragraph-rsid="00360ff1"/>
    </style:style>
    <style:style style:name="P35" style:family="paragraph" style:parent-style-name="Text_20_body" style:list-style-name="L3">
      <style:text-properties style:font-name="Liberation Serif" fo:language="fr" fo:country="FR" officeooo:paragraph-rsid="0026c34f"/>
    </style:style>
    <style:style style:name="P36" style:family="paragraph" style:parent-style-name="Text_20_body">
      <style:text-properties style:font-name="Liberation Serif" fo:language="fr" fo:country="FR" fo:font-style="normal" officeooo:rsid="004145dd" officeooo:paragraph-rsid="004145dd" style:font-style-asian="normal" style:font-style-complex="normal"/>
    </style:style>
    <style:style style:name="P37" style:family="paragraph" style:parent-style-name="Text_20_body">
      <style:text-properties style:font-name="Liberation Serif" fo:language="fr" fo:country="FR" officeooo:rsid="0029ac91" officeooo:paragraph-rsid="002ac6ea"/>
    </style:style>
    <style:style style:name="P38" style:family="paragraph" style:parent-style-name="Text_20_body">
      <style:paragraph-properties fo:text-align="justify" style:justify-single-word="false"/>
      <style:text-properties style:font-name="Liberation Serif" fo:language="fr" fo:country="FR" officeooo:paragraph-rsid="004889af"/>
    </style:style>
    <style:style style:name="P39" style:family="paragraph" style:parent-style-name="Text_20_body" style:list-style-name="L2">
      <style:paragraph-properties fo:text-align="justify" style:justify-single-word="false"/>
      <style:text-properties officeooo:paragraph-rsid="00329ee8"/>
    </style:style>
    <style:style style:name="P40" style:family="paragraph" style:parent-style-name="Text_20_body" style:list-style-name="L3">
      <style:text-properties fo:language="fr" fo:country="FR" officeooo:paragraph-rsid="0026c34f"/>
    </style:style>
    <style:style style:name="P41" style:family="paragraph" style:parent-style-name="Text_20_body" style:list-style-name="L4">
      <style:text-properties officeooo:paragraph-rsid="003f5c2a"/>
    </style:style>
    <style:style style:name="P42" style:family="paragraph" style:parent-style-name="Text_20_body" style:list-style-name="L4">
      <style:text-properties officeooo:paragraph-rsid="0044f069"/>
    </style:style>
    <style:style style:name="P43" style:family="paragraph" style:parent-style-name="Text_20_body" style:list-style-name="L4" style:master-page-name="">
      <loext:graphic-properties draw:fill="none"/>
      <style:paragraph-properties fo:margin-left="0cm" fo:margin-right="0cm" fo:margin-top="0.152cm" fo:margin-bottom="0.152cm" loext:contextual-spacing="false" fo:text-indent="0cm" style:auto-text-indent="false" style:page-number="auto" fo:background-color="transparent"/>
      <style:text-properties officeooo:paragraph-rsid="0044f069"/>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variant="small-caps"/>
    </style:style>
    <style:style style:name="T2" style:family="text">
      <style:text-properties fo:font-variant="small-caps" officeooo:rsid="0018b3ac"/>
    </style:style>
    <style:style style:name="T3" style:family="text">
      <style:text-properties fo:font-variant="small-caps" officeooo:rsid="001c4488"/>
    </style:style>
    <style:style style:name="T4" style:family="text">
      <style:text-properties fo:font-variant="small-caps" officeooo:rsid="001bfdf9"/>
    </style:style>
    <style:style style:name="T5" style:family="text">
      <style:text-properties fo:font-variant="small-caps" officeooo:rsid="001ccb11"/>
    </style:style>
    <style:style style:name="T6" style:family="text">
      <style:text-properties fo:font-variant="normal" fo:text-transform="none"/>
    </style:style>
    <style:style style:name="T7" style:family="text">
      <style:text-properties fo:font-variant="normal" fo:text-transform="none" officeooo:rsid="0018b3ac"/>
    </style:style>
    <style:style style:name="T8" style:family="text">
      <style:text-properties fo:font-variant="normal" fo:text-transform="none" officeooo:rsid="001a6f3a"/>
    </style:style>
    <style:style style:name="T9" style:family="text">
      <style:text-properties fo:font-variant="normal" fo:text-transform="none" officeooo:rsid="001ccb11"/>
    </style:style>
    <style:style style:name="T10" style:family="text">
      <style:text-properties fo:font-variant="normal" fo:text-transform="none" officeooo:rsid="001e25ff"/>
    </style:style>
    <style:style style:name="T11" style:family="text">
      <style:text-properties fo:font-variant="normal" fo:text-transform="none" fo:font-style="italic" officeooo:rsid="001e25ff" style:font-style-asian="italic" style:font-style-complex="italic"/>
    </style:style>
    <style:style style:name="T12" style:family="text">
      <style:text-properties fo:font-variant="normal" fo:text-transform="none" fo:font-style="italic" officeooo:rsid="001fa145" style:font-style-asian="italic" style:font-style-complex="italic"/>
    </style:style>
    <style:style style:name="T13" style:family="text">
      <style:text-properties fo:font-variant="normal" fo:text-transform="none" fo:font-style="italic" fo:font-weight="normal" style:font-style-asian="normal" style:font-weight-asian="normal" style:font-style-complex="normal" style:font-weight-complex="normal"/>
    </style:style>
    <style:style style:name="T14" style:family="text">
      <style:text-properties fo:font-variant="normal" fo:text-transform="none" fo:font-style="italic" fo:font-weight="normal" officeooo:rsid="002092be" style:font-style-asian="normal" style:font-weight-asian="normal" style:font-style-complex="normal" style:font-weight-complex="normal"/>
    </style:style>
    <style:style style:name="T15" style:family="text">
      <style:text-properties fo:font-variant="normal" fo:text-transform="none" fo:font-style="italic" fo:font-weight="normal" fo:background-color="transparent" loext:char-shading-value="0" style:font-style-asian="normal" style:font-weight-asian="normal" style:font-style-complex="normal" style:font-weight-complex="normal"/>
    </style:style>
    <style:style style:name="T16" style:family="text">
      <style:text-properties fo:font-variant="normal" fo:text-transform="none" fo:font-style="italic" fo:font-weight="normal" officeooo:rsid="002092be" fo:background-color="transparent" loext:char-shading-value="0" style:font-style-asian="normal" style:font-weight-asian="normal" style:font-style-complex="normal" style:font-weight-complex="normal"/>
    </style:style>
    <style:style style:name="T17" style:family="text">
      <style:text-properties fo:font-variant="normal" fo:text-transform="none" fo:font-style="italic" fo:font-weight="normal" officeooo:rsid="002092be" fo:background-color="transparent" loext:char-shading-value="0" style:font-style-asian="normal" style:font-weight-asian="normal" style:font-style-complex="normal" style:font-weight-complex="normal"/>
    </style:style>
    <style:style style:name="T18" style:family="text">
      <style:text-properties fo:font-variant="normal" fo:text-transform="none" fo:font-style="italic" fo:font-weight="normal" fo:background-color="transparent" loext:char-shading-value="0" style:font-style-asian="normal" style:font-weight-asian="normal" style:font-style-complex="normal" style:font-weight-complex="normal"/>
    </style:style>
    <style:style style:name="T19" style:family="text">
      <style:text-properties fo:font-variant="normal" fo:text-transform="none" fo:font-style="normal" officeooo:rsid="001fa145" style:font-style-asian="normal" style:font-style-complex="normal"/>
    </style:style>
    <style:style style:name="T20" style:family="text">
      <style:text-properties fo:font-variant="normal" fo:text-transform="none" fo:font-style="normal" officeooo:rsid="002092be" style:font-style-asian="normal" style:font-style-complex="normal"/>
    </style:style>
    <style:style style:name="T21" style:family="text">
      <style:text-properties fo:font-variant="normal" fo:text-transform="none" fo:font-style="normal" fo:font-weight="normal" style:font-style-asian="normal" style:font-weight-asian="normal" style:font-style-complex="normal" style:font-weight-complex="normal"/>
    </style:style>
    <style:style style:name="T22" style:family="text">
      <style:text-properties fo:font-variant="normal" fo:text-transform="none" fo:font-style="normal" fo:font-weight="normal" officeooo:rsid="002092be" style:font-style-asian="normal" style:font-weight-asian="normal" style:font-style-complex="normal" style:font-weight-complex="normal"/>
    </style:style>
    <style:style style:name="T23" style:family="text">
      <style:text-properties fo:font-variant="normal" fo:text-transform="none" fo:font-style="normal" fo:font-weight="normal" officeooo:rsid="00252889" style:font-style-asian="normal" style:font-weight-asian="normal" style:font-style-complex="normal" style:font-weight-complex="normal"/>
    </style:style>
    <style:style style:name="T24" style:family="text">
      <style:text-properties fo:font-variant="normal" fo:text-transform="none" fo:font-style="normal" fo:font-weight="normal" officeooo:rsid="002092be" fo:background-color="transparent" loext:char-shading-value="0" style:font-style-asian="normal" style:font-weight-asian="normal" style:font-style-complex="normal" style:font-weight-complex="normal"/>
    </style:style>
    <style:style style:name="T25" style:family="text">
      <style:text-properties fo:font-variant="normal" fo:text-transform="none" fo:font-style="normal" fo:font-weight="normal" officeooo:rsid="002092be" fo:background-color="transparent" loext:char-shading-value="0" style:font-style-asian="normal" style:font-weight-asian="normal" style:font-style-complex="normal" style:font-weight-complex="normal"/>
    </style:style>
    <style:style style:name="T26" style:family="text">
      <style:text-properties fo:font-variant="normal" fo:text-transform="none" officeooo:rsid="002fa72a"/>
    </style:style>
    <style:style style:name="T27" style:family="text">
      <style:text-properties fo:font-variant="normal" fo:text-transform="none" fo:language="en" fo:country="US" fo:font-style="normal" fo:font-weight="normal" officeooo:rsid="002e11ab" fo:background-color="#fedcc6" loext:char-shading-value="0" style:font-style-asian="normal" style:font-weight-asian="normal" style:font-style-complex="normal" style:font-weight-complex="normal"/>
    </style:style>
    <style:style style:name="T28" style:family="text">
      <style:text-properties fo:font-variant="normal" fo:text-transform="none" fo:language="en" fo:country="US" fo:font-style="normal" fo:font-weight="normal" officeooo:rsid="002092be" style:font-style-asian="normal" style:font-weight-asian="normal" style:font-style-complex="normal" style:font-weight-complex="normal"/>
    </style:style>
    <style:style style:name="T29" style:family="text">
      <style:text-properties fo:font-variant="normal" fo:text-transform="none" fo:language="en" fo:country="US" fo:font-style="normal" fo:font-weight="normal" officeooo:rsid="002c5230" style:font-style-asian="normal" style:font-weight-asian="normal" style:font-style-complex="normal" style:font-weight-complex="normal"/>
    </style:style>
    <style:style style:name="T30" style:family="text">
      <style:text-properties fo:font-variant="normal" fo:text-transform="none" fo:language="en" fo:country="US" fo:font-style="normal" fo:font-weight="normal" officeooo:rsid="002e11ab" fo:background-color="transparent" loext:char-shading-value="0" style:font-style-asian="normal" style:font-weight-asian="normal" style:font-style-complex="normal" style:font-weight-complex="normal"/>
    </style:style>
    <style:style style:name="T31" style:family="text">
      <style:text-properties fo:font-variant="normal" fo:text-transform="none" fo:language="en" fo:country="US" fo:font-style="normal" fo:font-weight="normal" officeooo:rsid="002e11ab" fo:background-color="transparent" loext:char-shading-value="0" style:font-style-asian="normal" style:font-weight-asian="normal" style:font-style-complex="normal" style:font-weight-complex="normal"/>
    </style:style>
    <style:style style:name="T32" style:family="text">
      <style:text-properties fo:font-variant="normal" fo:text-transform="none" fo:language="en" fo:country="US" fo:font-style="normal" fo:font-weight="normal" officeooo:rsid="002092be" fo:background-color="transparent" loext:char-shading-value="0" style:font-style-asian="normal" style:font-weight-asian="normal" style:font-style-complex="normal" style:font-weight-complex="normal"/>
    </style:style>
    <style:style style:name="T33" style:family="text">
      <style:text-properties fo:font-variant="normal" fo:text-transform="none" fo:language="en" fo:country="US" fo:font-style="normal" fo:font-weight="normal" officeooo:rsid="002092be" fo:background-color="transparent" loext:char-shading-value="0" style:font-style-asian="normal" style:font-weight-asian="normal" style:font-style-complex="normal" style:font-weight-complex="normal"/>
    </style:style>
    <style:style style:name="T34" style:family="text">
      <style:text-properties fo:font-variant="normal" fo:text-transform="none" fo:language="en" fo:country="US" fo:font-style="normal" fo:font-weight="normal" officeooo:rsid="002c5230" fo:background-color="transparent" loext:char-shading-value="0" style:font-style-asian="normal" style:font-weight-asian="normal" style:font-style-complex="normal" style:font-weight-complex="normal"/>
    </style:style>
    <style:style style:name="T35" style:family="text">
      <style:text-properties fo:font-variant="normal" fo:text-transform="none" fo:language="en" fo:country="US" fo:font-style="normal" fo:font-weight="normal" officeooo:rsid="002c5230" fo:background-color="transparent" loext:char-shading-value="0" style:font-style-asian="normal" style:font-weight-asian="normal" style:font-style-complex="normal" style:font-weight-complex="normal"/>
    </style:style>
    <style:style style:name="T36" style:family="text">
      <style:text-properties fo:font-style="italic" officeooo:rsid="0026c34f" style:font-style-asian="italic" style:font-style-complex="italic"/>
    </style:style>
    <style:style style:name="T37" style:family="text">
      <style:text-properties fo:font-style="italic" officeooo:rsid="0028111e" style:font-style-asian="italic" style:font-style-complex="italic"/>
    </style:style>
    <style:style style:name="T38" style:family="text">
      <style:text-properties fo:font-style="normal" officeooo:rsid="0028111e" style:font-style-asian="normal" style:font-style-complex="normal"/>
    </style:style>
    <style:style style:name="T39" style:family="text">
      <style:text-properties fo:font-style="normal" officeooo:rsid="002871d9" style:font-style-asian="normal" style:font-style-complex="normal"/>
    </style:style>
    <style:style style:name="T40" style:family="text">
      <style:text-properties fo:font-style="normal" officeooo:rsid="0029ac91" style:font-style-asian="normal" style:font-style-complex="normal"/>
    </style:style>
    <style:style style:name="T41" style:family="text">
      <style:text-properties style:font-name="Liberation Serif" fo:font-style="italic" officeooo:rsid="0026c34f" style:font-style-asian="italic" style:font-style-complex="italic"/>
    </style:style>
    <style:style style:name="T42" style:family="text">
      <style:text-properties style:font-name="Liberation Serif" fo:font-style="normal" officeooo:rsid="0026c34f" style:font-style-asian="normal" style:font-style-complex="normal"/>
    </style:style>
    <style:style style:name="T43" style:family="text">
      <style:text-properties style:font-name="Liberation Serif" fo:font-style="normal" officeooo:rsid="0028111e" style:font-style-asian="normal" style:font-style-complex="normal"/>
    </style:style>
    <style:style style:name="T44" style:family="text">
      <style:text-properties style:font-name="Liberation Serif" fo:language="fr" fo:country="FR"/>
    </style:style>
    <style:style style:name="T45" style:family="text">
      <style:text-properties style:font-name="Liberation Serif" fo:language="fr" fo:country="FR" officeooo:rsid="002df738"/>
    </style:style>
    <style:style style:name="T46" style:family="text">
      <style:text-properties style:font-name="Liberation Serif" fo:language="fr" fo:country="FR" fo:font-style="italic" officeooo:rsid="002df738" style:font-style-asian="italic" style:font-style-complex="italic"/>
    </style:style>
    <style:style style:name="T47" style:family="text">
      <style:text-properties style:font-name="Liberation Serif" fo:language="fr" fo:country="FR" fo:font-style="italic" officeooo:rsid="002fa72a" style:font-style-asian="italic" style:font-style-complex="italic"/>
    </style:style>
    <style:style style:name="T48" style:family="text">
      <style:text-properties style:font-name="Liberation Serif" fo:language="fr" fo:country="FR" fo:font-style="italic" officeooo:rsid="004007cf" style:font-style-asian="italic" style:font-style-complex="italic"/>
    </style:style>
    <style:style style:name="T49" style:family="text">
      <style:text-properties style:font-name="Liberation Serif" fo:language="fr" fo:country="FR" fo:font-style="italic" officeooo:rsid="00407b26" style:font-style-asian="italic" style:font-style-complex="italic"/>
    </style:style>
    <style:style style:name="T50" style:family="text">
      <style:text-properties style:font-name="Liberation Serif" fo:language="fr" fo:country="FR" fo:font-style="italic" officeooo:rsid="0044f069" style:font-style-asian="italic" style:font-style-complex="italic"/>
    </style:style>
    <style:style style:name="T51" style:family="text">
      <style:text-properties style:font-name="Liberation Serif" fo:language="fr" fo:country="FR" fo:font-style="normal" style:font-style-asian="normal" style:font-style-complex="normal"/>
    </style:style>
    <style:style style:name="T52" style:family="text">
      <style:text-properties style:font-name="Liberation Serif" fo:language="fr" fo:country="FR" fo:font-style="normal" officeooo:rsid="002df738" style:font-style-asian="normal" style:font-style-complex="normal"/>
    </style:style>
    <style:style style:name="T53" style:family="text">
      <style:text-properties style:font-name="Liberation Serif" fo:language="fr" fo:country="FR" fo:font-style="normal" officeooo:rsid="002fa72a" style:font-style-asian="normal" style:font-style-complex="normal"/>
    </style:style>
    <style:style style:name="T54" style:family="text">
      <style:text-properties style:font-name="Liberation Serif" fo:language="fr" fo:country="FR" fo:font-style="normal" officeooo:rsid="004007cf" style:font-style-asian="normal" style:font-style-complex="normal"/>
    </style:style>
    <style:style style:name="T55" style:family="text">
      <style:text-properties style:font-name="Liberation Serif" fo:language="fr" fo:country="FR" fo:font-style="normal" officeooo:rsid="00407b26" style:font-style-asian="normal" style:font-style-complex="normal"/>
    </style:style>
    <style:style style:name="T56" style:family="text">
      <style:text-properties style:font-name="Liberation Serif" fo:language="fr" fo:country="FR" fo:font-style="normal" officeooo:rsid="0040c6d5" style:font-style-asian="normal" style:font-style-complex="normal"/>
    </style:style>
    <style:style style:name="T57" style:family="text">
      <style:text-properties style:font-name="Liberation Serif" fo:language="fr" fo:country="FR" fo:font-style="normal" officeooo:rsid="0040cd99" style:font-style-asian="normal" style:font-style-complex="normal"/>
    </style:style>
    <style:style style:name="T58" style:family="text">
      <style:text-properties style:font-name="Liberation Serif" fo:language="fr" fo:country="FR" fo:font-style="normal" officeooo:rsid="004145dd" style:font-style-asian="normal" style:font-style-complex="normal"/>
    </style:style>
    <style:style style:name="T59" style:family="text">
      <style:text-properties style:font-name="Liberation Serif" fo:language="fr" fo:country="FR" fo:font-style="normal" officeooo:rsid="0044f069" style:font-style-asian="normal" style:font-style-complex="normal"/>
    </style:style>
    <style:style style:name="T60" style:family="text">
      <style:text-properties style:font-name="Liberation Serif" fo:language="fr" fo:country="FR" officeooo:rsid="00329ee8"/>
    </style:style>
    <style:style style:name="T61" style:family="text">
      <style:text-properties style:font-name="Liberation Serif" fo:language="fr" fo:country="FR" officeooo:rsid="00319679"/>
    </style:style>
    <style:style style:name="T62" style:family="text">
      <style:text-properties style:font-name="Liberation Serif" fo:language="fr" fo:country="FR" officeooo:rsid="0034360d"/>
    </style:style>
    <style:style style:name="T63" style:family="text">
      <style:text-properties style:font-name="Liberation Serif" fo:language="fr" fo:country="FR" officeooo:rsid="003a5d54"/>
    </style:style>
    <style:style style:name="T64" style:family="text">
      <style:text-properties style:font-name="Liberation Serif" fo:language="fr" fo:country="FR" officeooo:rsid="002ac6ea" style:text-overline-style="none" style:text-overline-color="font-color"/>
    </style:style>
    <style:style style:name="T65" style:family="text">
      <style:text-properties style:font-name="Liberation Serif" fo:language="fr" fo:country="FR" officeooo:rsid="002cbc67" style:text-overline-style="none" style:text-overline-color="font-color"/>
    </style:style>
    <style:style style:name="T66" style:family="text">
      <style:text-properties style:font-name="Liberation Serif" fo:language="fr" fo:country="FR" officeooo:rsid="002df738" style:text-overline-style="none" style:text-overline-color="font-color"/>
    </style:style>
    <style:style style:name="T67" style:family="text">
      <style:text-properties style:font-name="Liberation Serif" fo:language="fr" fo:country="FR" officeooo:rsid="0029ac91"/>
    </style:style>
    <style:style style:name="T68" style:family="text">
      <style:text-properties style:font-name="Liberation Serif" fo:language="fr" fo:country="FR" officeooo:rsid="004007cf"/>
    </style:style>
    <style:style style:name="T69" style:family="text">
      <style:text-properties style:font-name="Liberation Serif" officeooo:rsid="0026c34f"/>
    </style:style>
    <style:style style:name="T70" style:family="text">
      <style:text-properties style:font-name="Liberation Serif" officeooo:rsid="002dc026"/>
    </style:style>
    <style:style style:name="T71" style:family="text">
      <style:text-properties officeooo:rsid="0029ac91"/>
    </style:style>
    <style:style style:name="T72" style:family="text">
      <style:text-properties officeooo:rsid="002ac6ea"/>
    </style:style>
    <style:style style:name="T73" style:family="text">
      <style:text-properties officeooo:rsid="001722a5"/>
    </style:style>
    <style:style style:name="T74" style:family="text">
      <style:text-properties officeooo:rsid="0018b3ac"/>
    </style:style>
    <style:style style:name="T75" style:family="text">
      <style:text-properties officeooo:rsid="001bfdf9"/>
    </style:style>
    <style:style style:name="T76" style:family="text">
      <style:text-properties officeooo:rsid="001ccb11"/>
    </style:style>
    <style:style style:name="T77" style:family="text">
      <style:text-properties officeooo:rsid="001c4488"/>
    </style:style>
    <style:style style:name="T78" style:family="text">
      <style:text-properties fo:color="#666666" style:font-name="Liberation Serif" fo:language="fr" fo:country="FR" fo:font-style="normal" officeooo:rsid="002fa72a" style:font-style-asian="normal" style:font-style-complex="normal"/>
    </style:style>
    <style:style style:name="T79" style:family="text">
      <style:text-properties officeooo:rsid="0034360d"/>
    </style:style>
    <style:style style:name="T80" style:family="text">
      <style:text-properties officeooo:rsid="00359558"/>
    </style:style>
    <style:style style:name="T81" style:family="text">
      <style:text-properties officeooo:rsid="0038c4c7"/>
    </style:style>
    <style:style style:name="T82" style:family="text">
      <style:text-properties officeooo:rsid="003a5d54"/>
    </style:style>
    <style:style style:name="T83" style:family="text">
      <style:text-properties officeooo:rsid="003cdb32"/>
    </style:style>
    <style:style style:name="T8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Times New Roman"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Long_20_Dash" svg:stroke-color="#000000" draw:fill="none" draw:fill-color="#ffffff" draw:textarea-vertical-align="middle" fo:min-height="3.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bookmark-start text:name="header-n18"/>Interrogation de <text:span text:style-name="T1">WIKTIONARY</text:span> en ligne de commande <text:bookmark-end text:name="header-n18"/></text:h>
      <text:p text:style-name="P4">GALLIENNE Romane, PEREIRA Cindy, DEMANÉE Nadège</text:p>
      <text:p text:style-name="P6"><draw:frame text:anchor-type="paragraph" draw:z-index="0" draw:name="Forme1" draw:style-name="gr1" draw:text-style-name="P45" svg:width="20.153cm" svg:height="3.49cm" svg:x="-1.734cm" svg:y="0.512cm"><draw:text-box><text:p text:style-name="P44"><text:span text:style-name="T85"><text:s text:c="2"/></text:span><text:span text:style-name="T85">But du rapport :</text:span></text:p><text:p text:style-name="P44"><text:span text:style-name="T85"/></text:p><text:p text:style-name="P44"><text:span text:style-name="T85"><text:s text:c="2"/></text:span><text:span text:style-name="T85">l’objectif du rapport est simple : vous devez me convaincre que vous avez attaquer un problème difficile et que vous avez réussi à le résoudre. À vous de <text:s text:c="9"/>trouver comment me faire passer le message que :</text:span></text:p><text:p text:style-name="P44"><text:span text:style-name="T85"><text:s text:c="2"/></text:span><text:span text:style-name="T85">- le problème est difficile</text:span></text:p><text:p text:style-name="P44"><text:span text:style-name="T85"><text:s text:c="2"/></text:span><text:span text:style-name="T85">- vous avez trouvé un moyen de le résoudre (p.ex. en donnant une idée des méthodes / outils que vous avez utilisé ou de l’organisation générale de votre <text:s text:c="10"/>programme — ça ne sert à rien par contre de donner des pages entières de code : vous devez cibler les informations utiles <text:s text:c="5"/>pour illustrer votre propos)</text:span></text:p><text:p text:style-name="P44"><text:span text:style-name="T85"><text:s text:c="2"/></text:span><text:span text:style-name="T85">- que votre code marche (p. ex. en donnant des informations sur le nombre d’informations que vous êtes capables de <text:s/>récupérer)</text:span></text:p><text:p text:style-name="P44"><text:span text:style-name="T86"/></text:p></draw:text-box></draw:frame></text:p>
      <text:p text:style-name="P6"/>
      <text:p text:style-name="P6"/>
      <text:p text:style-name="P6"/>
      <text:p text:style-name="P6"/>
      <text:p text:style-name="P6"/>
      <text:h text:style-name="P25" text:outline-level="2"><text:bookmark-start text:name="header-n21"/>1. Présentation du projet<text:bookmark-end text:name="header-n21"/></text:h>
      <text:p text:style-name="P3">Ce projet a pour but d'extraire des informations de la base de données lexicale <text:span text:style-name="T1">Wiktionary</text:span> à parti<text:span text:style-name="T73">r</text:span> d'un logiciel de programmation. Nous allons d'abord présenter ce qu'est <text:span text:style-name="T1">Wiktionary</text:span>, puis nous développerons notre démarche pour réaliser ce projet.</text:p>
      <text:p text:style-name="P2"/>
      <text:h text:style-name="P25" text:outline-level="2"><text:span text:style-name="T71">1.1 </text:span>Présentation de Wiktionary</text:h>
      <text:p text:style-name="P9"><text:span text:style-name="T1">Wiktionary</text:span> est un projet mené par la Wikimedia Foundation, qui a pour but de réunir et définir tous les mots de toutes les langues. A ce jour, <text:span text:style-name="T1">Wiktionary</text:span> existe dans plus de 150 langues de rédaction. <text:span text:style-name="T1">Wiktionary</text:span> est fondé sur un système de wiki, c'est à dire “une application web qui permet de créer, modifier, et illustrer de manière collaborative des pages d'un site web”<text:note text:id="ftn1" text:note-class="footnote"><text:note-citation>1</text:note-citation><text:note-body><text:p text:style-name="Footnote">https://fr.wikipedia.org/wiki/Wiki</text:p></text:note-body></text:note> (le plus connu étant <text:span text:style-name="T1">Wikipedia</text:span>). <text:span text:style-name="T74">Lorsqu’on cherche un mot dans </text:span><text:span text:style-name="T2">Wiktionary, </text:span><text:span text:style-name="T7">on trouve des informations telles que l’étymologie,, les flexions, les variantes orthographiques, mais aussi </text:span><text:span text:style-name="T8">les mots liés au mot cherché</text:span><text:span text:style-name="T7"> </text:span><text:span text:style-name="T8">(les synonymes, antonymes, dérivés, etc.). On peut également consulter les traductions du mot dans les langues référencées, ainsi que sa prononciation en phonétique, ainsi que les anagrammes du mot. S’il existe un homographe</text:span><text:span text:style-name="T7"> </text:span><text:span text:style-name="T8">dans une autre langue, une deuxième section est créé avec des informations dans la langue de l’homographe.</text:span></text:p>
      <text:p text:style-name="P17"/>
      <text:p text:style-name="P15"><text:span text:style-name="T8">I</text:span><text:span text:style-name="T6">nsertion d’une page Wiktionnary en exemple ?!</text:span></text:p>
      <text:p text:style-name="P17"/>
      <text:h text:style-name="P26" text:outline-level="2"><text:span text:style-name="T71">1.2 </text:span><office:annotation office:name="__Annotation__192_1381033660" loext:resolved="false"><dc:creator>Auteur inconnu</dc:creator><dc:date>2020-06-02T10:02:20.151853893</dc:date><text:p text:style-name="P44"><text:span text:style-name="T84">Répétition avec l’autre titre</text:span></text:p></office:annotation>Présentation du projet<office:annotation-end office:name="__Annotation__192_1381033660"/></text:h>
      <text:p text:style-name="P10"><text:span text:style-name="T75">Pour travailler sur les données en ligne de commande, nous travaillerons </text:span><text:span text:style-name="T76">sur les données hors-connexion. Pour cela, nous utilisons les dumps de</text:span><text:span text:style-name="T75">s données</text:span><text:span text:style-name="T77"> de </text:span><text:span text:style-name="T3">Wikitionary</text:span><text:span text:style-name="T4">,</text:span><text:span text:style-name="T75"> fournis par </text:span><text:soft-page-break/><text:span text:style-name="T75">Wiki</text:span><text:span text:style-name="T77">media. Un dump est une sauvegarde de données à un instant précis. </text:span><text:span text:style-name="T76">Les télécharger permet d’avoir accès aux données des pages </text:span><text:span text:style-name="T5">Wiktionary </text:span><text:span text:style-name="T9">directement dans notre logiciel de programmation. </text:span></text:p>
      <text:p text:style-name="P18"/>
      <text:p text:style-name="P16"><text:span text:style-name="T8">I</text:span><text:span text:style-name="T9">nsertion d’un </text:span><text:span text:style-name="T26">extrait d’une page du Dump</text:span><text:span text:style-name="T9"> Wiktionnary en exemple ?!</text:span></text:p>
      <text:p text:style-name="P18"/>
      <text:p text:style-name="P11"><text:span text:style-name="T10">Pour lire le dump, nous utilisons la bibliothèque </text:span><text:span text:style-name="T11">wikitionary_extractor-</text:span><text:span text:style-name="T12">1.0-SNAPSHOT.jar</text:span><text:span text:style-name="T19">, qui dépend de la librairie </text:span><text:span text:style-name="T12">Common Press</text:span><text:span text:style-name="T19"> version 1.20. Cette librairie permet de travailler sur des formats de fichiers comme Unix dump, tar ou encore zip.</text:span></text:p>
      <text:p text:style-name="P38"><text:span text:style-name="T19">N</text:span><text:span text:style-name="T20">ous travaillons sur l’</text:span><text:span text:style-name="T21">IDE,pour </text:span><text:span text:style-name="T13">integrated development env</text:span><text:span text:style-name="T18">ironment </text:span><text:span text:style-name="T17">(ou EDI en français : environnement de développement « intégré ») </text:span><text:span text:style-name="T25">Eclipse, développé par la Fondation Eclipse. </text:span><text:span text:style-name="T31">Ce logiciel regroupe de nombreux outils facilitant la gestion du code. Nous l’utiliserons avec le langage Java. </text:span><text:span text:style-name="T33">Ce logiciel permet d’entrer les lignes de commande directement d</text:span><text:span text:style-name="T35">ans </text:span><text:span text:style-name="T33">le logiciel, sans passer donc par le terminal d’un ordinateur.</text:span></text:p>
      <text:p text:style-name="P7"/>
      <text:p text:style-name="P7">Pour ce projet, nous nous intéressons qu’aux mots français, dont nous devons extraire les données suivantes : <text:s/></text:p>
      <text:list xml:id="list4029886556" text:style-name="L1">
        <text:list-item>
          <text:p text:style-name="P32">sa prononciation ;</text:p>
        </text:list-item>
        <text:list-item>
          <text:p text:style-name="P32">ses catégories morpho-syntaxiques ;</text:p>
        </text:list-item>
        <text:list-item>
          <text:p text:style-name="P32">ses traductions ;</text:p>
        </text:list-item>
        <text:list-item>
          <text:p text:style-name="P32">ses synonymes ;</text:p>
        </text:list-item>
        <text:list-item>
          <text:p text:style-name="P32">ses antonymes.</text:p>
        </text:list-item>
      </text:list>
      <text:p text:style-name="P7"/>
      <text:p text:style-name="P14"><text:span text:style-name="T60">Pour réaliser </text:span><text:span text:style-name="T63">c</text:span><text:span text:style-name="T60">e projet, il faudra donc veiller à remplir plusieurs critères de réussite </text:span><text:span text:style-name="T61">:</text:span></text:p>
      <text:list xml:id="list3646918585" text:style-name="L2">
        <text:list-item>
          <text:p text:style-name="P33"><text:span text:style-name="T82">N’e</text:span>xtraire que les informations reliées au<text:span text:style-name="T82">x</text:span> mot<text:span text:style-name="T82">s</text:span> français (dans le cas où la page du mot concerne plusieurs langues) ;</text:p>
        </text:list-item>
        <text:list-item>
          <text:p text:style-name="P39"><text:span text:style-name="T60">Extraire toutes les </text:span><text:span text:style-name="T62">données pour chaque information demandée </text:span><text:span text:style-name="T60">(S’il y a plusieurs antonymes pour un mot, il faudra tous les extraire) ;</text:span></text:p>
        </text:list-item>
        <text:list-item>
          <text:p text:style-name="P33">C<text:span text:style-name="T79">oncernant les données de traduction, </text:span><text:span text:style-name="T80">i</text:span><text:span text:style-name="T79">l faudra d’une part, réussir à extraire toutes les informations ; et d’autre part, pouvoir permettre à l’utilisateur de notre programme de pouvoir avoir accès qu’à une partie des traductions (une ou plusieurs </text:span><text:span text:style-name="T81">selon son choix</text:span><text:span text:style-name="T79">) ;</text:span></text:p>
        </text:list-item>
        <text:list-item>
          <text:p text:style-name="P34">Sérialiser les données afin qu’à chaque requête de l’utilisateur, le programme ne parcourt pas le dump. Pour cela, il faudra veiller à stocker les données dans un fichier afin qu’à <text:soft-page-break/>chaque requête, le programme cherche dans le fichier sérialisé.</text:p>
        </text:list-item>
      </text:list>
      <text:h text:style-name="P27" text:outline-level="2">2. Réalisation du projet</text:h>
      <text:p text:style-name="P13"><text:span text:style-name="T69">Pour ce projet, nous avons créé trois </text:span><text:span text:style-name="T70">classes</text:span><text:span text:style-name="T69"> : </text:span></text:p>
      <text:list xml:id="list124163274" text:style-name="L3">
        <text:list-item>
          <text:p text:style-name="P40"><text:span text:style-name="T41">Extraction.java</text:span><text:span text:style-name="T42"> qui permet d’extraire les informations demandées du fichier ;</text:span><text:span text:style-name="T41"> </text:span></text:p>
        </text:list-item>
        <text:list-item>
          <text:p text:style-name="P40"><text:span text:style-name="T41">Mot.java</text:span><text:span text:style-name="T42"> </text:span><text:span text:style-name="T43">qui paramètre l’affichage des informations pour un mot</text:span><text:span text:style-name="T42"> ;</text:span></text:p>
        </text:list-item>
        <text:list-item>
          <text:p text:style-name="P35"><text:span text:style-name="T36">Main.jav</text:span><text:span text:style-name="T37">a</text:span><text:span text:style-name="T38"> </text:span><text:span text:style-name="T39">qui permet de paramétrer les options nécessaire au programme, </text:span><text:span text:style-name="T40">et dans laquelle il y a la fonction principale du programme.</text:span></text:p>
        </text:list-item>
      </text:list>
      <text:p text:style-name="P8"/>
      <text:h text:style-name="P28" text:outline-level="2">2.1 La classe <text:span text:style-name="T72">Extraction</text:span>.java</text:h>
      <text:p text:style-name="P19"><text:span text:style-name="T64">Dans cette classe, nous avons créé une fonction pour extraire chaque information qui sera demandé</text:span><text:span text:style-name="T65">e. </text:span><text:span text:style-name="T66">Pour cela, nous avons construit, pour chaque fonction une regex permettant d’extraire <text:s text:c="2"/>les données correspondantes.</text:span></text:p>
      <text:p text:style-name="P21"><text:span text:style-name="T45">Nous avons utilisé l’option .DOTALL dans les regex pour les fonctions </text:span><text:span text:style-name="T46">extractionSynonymes, extractionAntonymes </text:span><text:span text:style-name="T52"><text:s/>et </text:span><text:span text:style-name="T46">french</text:span><text:span text:style-name="T52"> afin de capturer toutes les données. En effet, au début nous n’arrivions pas à capturer toutes les données lorsqu’elles étaient présentes sur plusieurs lignes (Par exemple, lorsqu’il y a plusieurs synonymes, </text:span><text:span text:style-name="T53">il y en a un par ligne). Pour remédier à ce problème, nous avons donc ajouté l’option </text:span><text:span text:style-name="T47">pattern.DOTALL</text:span><text:span text:style-name="T53"> qui permet de prendre en compte dans la regex un retour chariot </text:span><text:span text:style-name="T78">(ou fin de ligne ?!)</text:span></text:p>
      <text:p text:style-name="P20"><text:span text:style-name="T53">C</text:span><text:span text:style-name="T51">ette classe permet également, à l’extraction, de sérialiser la donnée.</text:span></text:p>
      <text:h text:style-name="P30" text:outline-level="2"><text:span text:style-name="T71">2.</text:span><text:span text:style-name="T72">2</text:span><text:span text:style-name="T71"> La </text:span>classe<text:span text:style-name="T71"> Mot.java</text:span></text:h>
      <text:p text:style-name="P12">Cette classe permet d’implémenter <text:span text:style-name="T83">l’affichage que le programme doit adopter pour chaque information demandée par l’utilisateur du programme.</text:span></text:p>
      <text:h text:style-name="P29" text:outline-level="2">2.<text:span text:style-name="T72">3</text:span> La classe M<text:span text:style-name="T72">ain</text:span>.java</text:h>
      <text:p text:style-name="P22"><text:span text:style-name="T67">D</text:span><text:span text:style-name="T44">ans cette classe nous avons construit les paramètres nécessaires au programme. </text:span><text:span text:style-name="T68">Pour cela nous avons utilisé les options de la classe </text:span><text:span text:style-name="T48">OptionBuilder</text:span><text:span text:style-name="T54"> </text:span><text:span text:style-name="T55">de la bibliothèque </text:span><text:span text:style-name="T49">Apache Common CLI. </text:span><text:span text:style-name="T55">Nous avons utilisé au maximum cinq options </text:span><text:span text:style-name="T56">pour construire les paramètres</text:span><text:span text:style-name="T55"> :</text:span></text:p>
      <text:list xml:id="list1173907500" text:style-name="L4">
        <text:list-item>
          <text:p text:style-name="P41"><text:span text:style-name="T55">.longOpt(</text:span><text:span text:style-name="T57">String name</text:span><text:span text:style-name="T55">) </text:span><text:span text:style-name="T57">qui paramètre le nom de l’option ;</text:span></text:p>
        </text:list-item>
        <text:list-item>
          <text:p text:style-name="P41"><text:span text:style-name="T55">.desc(</text:span><text:span text:style-name="T58">String description</text:span><text:span text:style-name="T55">) </text:span><text:span text:style-name="T58">qui explicite à quoi correspond l’option ;</text:span></text:p>
        </text:list-item>
        <text:list-item>
          <text:p text:style-name="P41"><text:span text:style-name="T55">.hasArg() </text:span><text:span text:style-name="T58">qui indique que l’option a obligatoirement un argument ;</text:span></text:p>
        </text:list-item>
        <text:list-item>
          <text:p text:style-name="P41"><text:span text:style-name="T55">.required() </text:span><text:span text:style-name="T58">qui indique que l’option est obligatoire ;</text:span></text:p>
        </text:list-item>
        <text:list-item>
          <text:p text:style-name="P42"><text:soft-page-break/><text:span text:style-name="T55">.build() </text:span><text:span text:style-name="T58">qui construit l’option ainsi paramétré ;</text:span></text:p>
          <text:p text:style-name="P43"><text:span text:style-name="T58">P</text:span><text:span text:style-name="T59">our les options </text:span><text:span text:style-name="T50">info </text:span><text:span text:style-name="T59">et </text:span><text:span text:style-name="T50">langues</text:span><text:span text:style-name="T59">, nous avons utilisé l’option .hasArgs() qui permet à l’option d’avoir plusieurs arguments.</text:span></text:p>
        </text:list-item>
      </text:list>
      <text:p text:style-name="P23"><text:span text:style-name="T51">Il suffit ensuit</text:span><text:span text:style-name="T59">e</text:span><text:span text:style-name="T51"> d’ajouter l’option construite à la liste des options créée.</text:span></text:p>
      <text:p text:style-name="P36"/>
      <text:p text:style-name="P37"/>
      <text:h text:style-name="P27" text:outline-level="2">3. Difficultés et résolutions</text:h>
      <text:list xml:id="list2703213390" text:style-name="L5">
        <text:list-item>
          <text:list>
            <text:list-item>
              <text:h text:style-name="P31" text:outline-level="2">comment stocker le max de mot</text:h>
            </text:list-item>
          </text:list>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Long_20_Dash" draw:display-name="Long Dash" draw:style="rect" draw:dots1="1" draw:dots1-length="600%" draw:distance="30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date>2020-06-05T09:19:24.269511677</dc:date>
    <meta:editing-duration>PT1H26M12S</meta:editing-duration>
    <meta:editing-cycles>18</meta:editing-cycles>
    <meta:generator>LibreOffice/6.4.3.2$Linux_X86_64 LibreOffice_project/40$Build-2</meta:generator>
    <meta:document-statistic meta:table-count="0" meta:image-count="0" meta:object-count="0" meta:page-count="4" meta:paragraph-count="47" meta:word-count="896" meta:character-count="5782" meta:non-whitespace-character-count="4942"/>
  </office:meta>
</office:document-meta>
</file>